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6" style:family="table-cell" style:parent-style-name="Default" style:data-style-name="N36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7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7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9:.C68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2657.75" calcext:value-type="float">
            <text:p>2657.7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85:.C93])" office:value-type="float" office:value="-972.2" calcext:value-type="float">
            <text:p>-972.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9]; [.C94])" office:value-type="float" office:value="1685.55" calcext:value-type="float">
            <text:p>1685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00-00-00</text:date>, <text:time style:data-style-name="N2" text:time-value="13:52:19.540175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3:54:59.255230339</dc:date>
    <meta:editing-duration>P2DT9H7M52S</meta:editing-duration>
    <meta:editing-cycles>324</meta:editing-cycles>
    <meta:generator>LibreOffice/6.0.7.3$Linux_X86_64 LibreOffice_project/00m0$Build-3</meta:generator>
    <meta:document-statistic meta:table-count="6" meta:cell-count="1124" meta:object-count="0"/>
  </office:meta>
</office:document-meta>
</file>